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0167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2.0438in"/>
    </style:style>
    <style:style style:name="Table1.C" style:family="table-column">
      <style:table-column-properties style:column-width="0.4576in"/>
    </style:style>
    <style:style style:name="Table1.D" style:family="table-column">
      <style:table-column-properties style:column-width="2.284in"/>
    </style:style>
    <style:style style:name="Table1.E" style:family="table-column">
      <style:table-column-properties style:column-width="0.3229in"/>
    </style:style>
    <style:style style:name="Table1.F" style:family="table-column">
      <style:table-column-properties style:column-width="1.369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680088" officeooo:paragraph-rsid="0061784e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732e04" officeooo:paragraph-rsid="00732e04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text-line-through-style="solid" style:text-line-through-type="single" style:font-name="DejaVu Sans Condensed1" fo:font-size="12pt" fo:font-weight="normal" officeooo:rsid="00242ae4" officeooo:paragraph-rsid="005c230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72684" officeooo:paragraph-rsid="0061784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3c022" officeooo:paragraph-rsid="0061784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3c022" officeooo:paragraph-rsid="005c2307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62fddf" officeooo:paragraph-rsid="0062fddf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372684" officeooo:paragraph-rsid="0061784e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732e04" officeooo:paragraph-rsid="0061784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732e04" officeooo:paragraph-rsid="00732e0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f939b" officeooo:paragraph-rsid="0061784e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7d94c" officeooo:paragraph-rsid="0067d94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780a98" officeooo:paragraph-rsid="007a15a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7a15ac" officeooo:paragraph-rsid="007a15a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text-line-through-style="none" style:text-line-through-type="none" style:font-name="DejaVu Sans Condensed1" fo:font-size="12pt" officeooo:rsid="00680088" officeooo:paragraph-rsid="0061784e" style:font-size-asian="12pt" style:font-size-complex="12pt"/>
    </style:style>
    <style:style style:name="P17" style:family="paragraph" style:parent-style-name="Standard">
      <style:text-properties style:text-line-through-style="none" style:text-line-through-type="none" style:font-name="DejaVu Sans Condensed1" fo:font-size="12pt" officeooo:paragraph-rsid="0061784e" style:font-size-asian="12pt" style:font-size-complex="12pt"/>
    </style:style>
    <style:style style:name="P18" style:family="paragraph" style:parent-style-name="Standard">
      <style:text-properties style:text-line-through-style="none" style:text-line-through-type="none" style:font-name="DejaVu Sans Condensed1" fo:font-size="12pt" officeooo:rsid="00739e28" officeooo:paragraph-rsid="00739e28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DejaVu Sans Condensed1" fo:font-size="12pt" officeooo:paragraph-rsid="001c0208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DejaVu Sans Condensed1" fo:font-size="12pt" officeooo:paragraph-rsid="0061784e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DejaVu Sans Condensed1" fo:font-size="12pt" officeooo:paragraph-rsid="007a15ac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DejaVu Sans Condensed1" fo:font-size="12pt" officeooo:rsid="00732e04" officeooo:paragraph-rsid="00732e04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DejaVu Sans Condensed1" fo:font-size="12pt" officeooo:rsid="00788e3e" officeooo:paragraph-rsid="007a15ac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DejaVu Sans Condensed1" fo:font-size="12pt" fo:font-style="italic" officeooo:rsid="00780a98" officeooo:paragraph-rsid="00780a98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text-align="start" style:justify-single-word="false"/>
      <style:text-properties fo:font-style="italic" officeooo:rsid="007a15ac" officeooo:paragraph-rsid="007a15ac" style:font-style-asian="italic" style:font-style-complex="italic"/>
    </style:style>
    <style:style style:name="P26" style:family="paragraph" style:parent-style-name="Standard">
      <style:text-properties officeooo:paragraph-rsid="005c2307"/>
    </style:style>
    <style:style style:name="P2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7a15ac" officeooo:paragraph-rsid="007a15a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7a15ac" officeooo:paragraph-rsid="007a15ac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788e3e" officeooo:paragraph-rsid="00788e3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7b2a3c" officeooo:paragraph-rsid="007b2a3c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c759a" officeooo:paragraph-rsid="007c759a" style:font-size-asian="12pt" style:font-weight-asian="normal" style:font-size-complex="12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c759a" officeooo:paragraph-rsid="00657aba" style:font-size-asian="12pt" style:font-weight-asian="normal" style:font-size-complex="12pt" style:font-weight-complex="normal"/>
    </style:style>
    <style:style style:name="P33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c759a" officeooo:paragraph-rsid="007c759a" style:font-size-asian="12pt" style:font-weight-asian="normal" style:font-size-complex="12pt" style:font-weight-complex="normal"/>
    </style:style>
    <style:style style:name="P34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4f0d1" officeooo:paragraph-rsid="0074f0d1" style:font-size-asian="12pt" style:font-weight-asian="normal" style:font-size-complex="12pt" style:font-weight-complex="normal"/>
    </style:style>
    <style:style style:name="P35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d744e" officeooo:paragraph-rsid="007d744e" style:font-size-asian="12pt" style:font-weight-asian="normal" style:font-size-complex="12pt" style:font-weight-complex="normal"/>
    </style:style>
    <style:style style:name="P36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d744e" officeooo:paragraph-rsid="007edd7b" style:font-size-asian="12pt" style:font-weight-asian="normal" style:font-size-complex="12pt" style:font-weight-complex="normal"/>
    </style:style>
    <style:style style:name="P37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edd7b" officeooo:paragraph-rsid="007edd7b" style:font-size-asian="12pt" style:font-weight-asian="normal" style:font-size-complex="12pt" style:font-weight-complex="normal"/>
    </style:style>
    <style:style style:name="P38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2c89a" officeooo:paragraph-rsid="0082c89a" style:font-size-asian="12pt" style:font-weight-asian="normal" style:font-size-complex="12pt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officeooo:rsid="007c759a" officeooo:paragraph-rsid="007c759a" style:font-size-asian="12pt" style:font-size-complex="12pt"/>
    </style:style>
    <style:style style:name="P40" style:family="paragraph" style:parent-style-name="Standard" style:list-style-name="L2">
      <style:paragraph-properties fo:text-align="start" style:justify-single-word="false"/>
      <style:text-properties officeooo:paragraph-rsid="007a15ac"/>
    </style:style>
    <style:style style:name="P41" style:family="paragraph" style:parent-style-name="Standard" style:list-style-name="L3">
      <style:paragraph-properties fo:text-align="start" style:justify-single-word="false"/>
      <style:text-properties officeooo:paragraph-rsid="007a15ac"/>
    </style:style>
    <style:style style:name="P42" style:family="paragraph" style:parent-style-name="Standard" style:list-style-name="L5">
      <style:paragraph-properties fo:text-align="start" style:justify-single-word="false"/>
      <style:text-properties officeooo:rsid="007b2a3c" officeooo:paragraph-rsid="007b2a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NSimSun" style:font-weight-asian="bold" style:font-name-complex="Arial" style:font-weight-complex="bold"/>
    </style:style>
    <style:style style:name="T3" style:family="text">
      <style:text-properties fo:font-weight="bold" officeooo:rsid="007a15ac" style:font-name-asian="NSimSun" style:font-weight-asian="bold" style:font-name-complex="Arial" style:font-weight-complex="bold"/>
    </style:style>
    <style:style style:name="T4" style:family="text">
      <style:text-properties officeooo:rsid="00376743"/>
    </style:style>
    <style:style style:name="T5" style:family="text">
      <style:text-properties style:text-line-through-style="none" style:text-line-through-type="none" fo:font-weight="bold" officeooo:rsid="0030263c" style:font-weight-asian="bold" style:font-weight-complex="bold"/>
    </style:style>
    <style:style style:name="T6" style:family="text">
      <style:text-properties style:text-line-through-style="none" style:text-line-through-type="none" fo:font-weight="bold" officeooo:rsid="004b8878" style:font-weight-asian="bold" style:font-weight-complex="bold"/>
    </style:style>
    <style:style style:name="T7" style:family="text">
      <style:text-properties style:text-line-through-style="none" style:text-line-through-type="none" fo:font-weight="bold" officeooo:rsid="005c2307" style:font-weight-asian="bold" style:font-weight-complex="bold"/>
    </style:style>
    <style:style style:name="T8" style:family="text">
      <style:text-properties style:text-line-through-style="none" style:text-line-through-type="none" fo:font-weight="bold" officeooo:rsid="0061784e" style:font-weight-asian="bold" style:font-weight-complex="bold"/>
    </style:style>
    <style:style style:name="T9" style:family="text">
      <style:text-properties style:text-line-through-style="none" style:text-line-through-type="none" fo:font-weight="bold" officeooo:rsid="00628534" style:font-weight-asian="bold" style:font-weight-complex="bold"/>
    </style:style>
    <style:style style:name="T10" style:family="text">
      <style:text-properties style:text-line-through-style="none" style:text-line-through-type="none" fo:font-weight="bold" officeooo:rsid="0063d7bc" style:font-weight-asian="bold" style:font-weight-complex="bold"/>
    </style:style>
    <style:style style:name="T11" style:family="text">
      <style:text-properties style:text-line-through-style="none" style:text-line-through-type="none" fo:font-weight="bold" officeooo:rsid="00815a3d" style:font-weight-asian="bold" style:font-weight-complex="bold"/>
    </style:style>
    <style:style style:name="T12" style:family="text">
      <style:text-properties style:text-line-through-style="none" style:text-line-through-type="none" fo:font-style="normal" fo:font-weight="normal" officeooo:rsid="00732e04" style:font-style-asian="normal" style:font-weight-asian="normal" style:font-style-complex="normal" style:font-weight-complex="normal"/>
    </style:style>
    <style:style style:name="T13" style:family="text">
      <style:text-properties style:text-line-through-style="none" style:text-line-through-type="none" fo:font-style="normal" fo:font-weight="normal" officeooo:rsid="00372684" style:font-style-asian="normal" style:font-weight-asian="normal" style:font-style-complex="normal" style:font-weight-complex="normal"/>
    </style:style>
    <style:style style:name="T14" style:family="text">
      <style:text-properties style:text-line-through-style="none" style:text-line-through-type="none" fo:font-style="normal" fo:font-weight="normal" officeooo:rsid="0067d94c" style:font-style-asian="normal" style:font-weight-asian="normal" style:font-style-complex="normal" style:font-weight-complex="normal"/>
    </style:style>
    <style:style style:name="T15" style:family="text">
      <style:text-properties style:text-line-through-style="none" style:text-line-through-type="none" fo:font-style="normal" fo:font-weight="normal" officeooo:rsid="007a15ac" style:font-style-asian="normal" style:font-weight-asian="normal" style:font-style-complex="normal" style:font-weight-complex="normal"/>
    </style:style>
    <style:style style:name="T16" style:family="text">
      <style:text-properties style:text-line-through-style="none" style:text-line-through-type="none" fo:font-style="normal" fo:font-weight="normal" officeooo:rsid="00780a98" style:font-name-asian="NSimSun" style:font-style-asian="normal" style:font-weight-asian="normal" style:font-name-complex="Arial" style:font-style-complex="normal" style:font-weight-complex="normal"/>
    </style:style>
    <style:style style:name="T17" style:family="text">
      <style:text-properties style:text-line-through-style="none" style:text-line-through-type="none" fo:font-style="normal" fo:font-weight="normal" officeooo:rsid="00788e3e" style:font-name-asian="NSimSun" style:font-style-asian="normal" style:font-weight-asian="normal" style:font-name-complex="Arial" style:font-style-complex="normal" style:font-weight-complex="normal"/>
    </style:style>
    <style:style style:name="T18" style:family="text">
      <style:text-properties style:text-line-through-style="none" style:text-line-through-type="none" fo:font-style="normal" fo:font-weight="normal" style:font-name-asian="DejaVu Sans Condensed" style:font-style-asian="normal" style:font-weight-asian="normal" style:font-name-complex="DejaVu Sans Condensed" style:font-style-complex="normal" style:font-weight-complex="normal"/>
    </style:style>
    <style:style style:name="T19" style:family="text">
      <style:text-properties style:text-line-through-style="none" style:text-line-through-type="none" fo:font-style="normal" fo:font-weight="normal" officeooo:rsid="00788e3e" style:font-name-asian="DejaVu Sans Condensed" style:font-style-asian="normal" style:font-weight-asian="normal" style:font-name-complex="DejaVu Sans Condensed" style:font-style-complex="normal" style:font-weight-complex="normal"/>
    </style:style>
    <style:style style:name="T20" style:family="text">
      <style:text-properties style:text-line-through-style="none" style:text-line-through-type="none" fo:font-style="normal" fo:font-weight="normal" officeooo:rsid="007a15ac" style:font-name-asian="DejaVu Sans Condensed" style:font-style-asian="normal" style:font-weight-asian="normal" style:font-name-complex="DejaVu Sans Condensed" style:font-style-complex="normal" style:font-weight-complex="normal"/>
    </style:style>
    <style:style style:name="T21" style:family="text">
      <style:text-properties style:text-line-through-style="none" style:text-line-through-type="none" fo:font-style="normal" fo:font-weight="bold" officeooo:rsid="007a15ac" style:font-name-asian="DejaVu Sans Condensed" style:font-style-asian="normal" style:font-weight-asian="bold" style:font-name-complex="DejaVu Sans Condensed" style:font-style-complex="normal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style="normal" fo:font-weight="normal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font-name="DejaVu Sans Condensed1" fo:font-size="12pt" fo:font-style="normal" fo:font-weight="normal" officeooo:rsid="007a15ac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DejaVu Sans Condensed1" fo:font-size="12pt" fo:font-style="normal" fo:font-weight="bold" style:font-name-asian="NSimSun" style:font-size-asian="12pt" style:font-style-asian="normal" style:font-weight-asian="bold" style:font-name-complex="Arial" style:font-size-complex="12pt" style:font-style-complex="normal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style="normal" fo:font-weight="bold" officeooo:rsid="007a15ac" style:font-name-asian="NSimSun" style:font-size-asian="12pt" style:font-style-asian="normal" style:font-weight-asian="bold" style:font-name-complex="Arial" style:font-size-complex="12pt" style:font-style-complex="normal" style:font-weight-complex="bold"/>
    </style:style>
    <style:style style:name="T26" style:family="text">
      <style:text-properties style:text-line-through-style="none" style:text-line-through-type="none" style:font-name="DejaVu Sans Condensed1" fo:font-size="12pt" fo:font-weight="normal" style:font-name-asian="NSimSun" style:font-size-asian="12pt" style:font-weight-asian="normal" style:font-name-complex="Ari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1" fo:font-size="12pt" fo:font-weight="normal" officeooo:rsid="007b2a3c" style:font-name-asian="NSimSun" style:font-size-asian="12pt" style:font-weight-asian="normal" style:font-name-complex="Ari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weight="bold" officeooo:rsid="00317a56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1" fo:font-size="12pt" fo:font-weight="bold" officeooo:rsid="00242ae4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1" fo:font-size="12pt" fo:font-weight="bold" officeooo:rsid="00372684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1" fo:font-size="12pt" fo:font-weight="bold" officeooo:rsid="007d744e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fo:font-weight="normal" style:font-weight-asian="normal" style:font-weight-complex="normal"/>
    </style:style>
    <style:style style:name="T33" style:family="text">
      <style:text-properties style:text-line-through-style="none" style:text-line-through-type="none" fo:font-weight="normal" officeooo:rsid="007a15ac" style:font-weight-asian="norm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657aba" style:font-weight-asian="normal" style:font-weight-complex="normal"/>
    </style:style>
    <style:style style:name="T36" style:family="text">
      <style:text-properties officeooo:rsid="005f939b"/>
    </style:style>
    <style:style style:name="T37" style:family="text">
      <style:text-properties officeooo:rsid="00657aba"/>
    </style:style>
    <style:style style:name="T38" style:family="text">
      <style:text-properties officeooo:rsid="00732e04"/>
    </style:style>
    <style:style style:name="T39" style:family="text">
      <style:text-properties style:font-name="DejaVu Sans Condensed" fo:font-weight="bold" officeooo:rsid="007a15ac" style:font-name-asian="DejaVu Sans Condensed" style:font-weight-asian="bold" style:font-name-complex="DejaVu Sans Condensed" style:font-weight-complex="bold"/>
    </style:style>
    <style:style style:name="T40" style:family="text">
      <style:text-properties style:font-name-asian="NSimSun" style:font-name-complex="Arial"/>
    </style:style>
    <style:style style:name="T41" style:family="text">
      <style:text-properties officeooo:rsid="007a15ac" style:font-name-asian="NSimSun" style:font-name-complex="Arial"/>
    </style:style>
    <style:style style:name="T42" style:family="text">
      <style:text-properties style:font-name-asian="DejaVu Sans Condensed" style:font-name-complex="DejaVu Sans Condensed"/>
    </style:style>
    <style:style style:name="T43" style:family="text">
      <style:text-properties officeooo:rsid="00788e3e" style:font-name-asian="DejaVu Sans Condensed" style:font-name-complex="DejaVu Sans Condensed"/>
    </style:style>
    <style:style style:name="T44" style:family="text">
      <style:text-properties officeooo:rsid="007a15ac" style:font-name-asian="DejaVu Sans Condensed" style:font-name-complex="DejaVu Sans Condensed"/>
    </style:style>
    <style:style style:name="T45" style:family="text">
      <style:text-properties officeooo:rsid="007a15ac"/>
    </style:style>
    <style:style style:name="T46" style:family="text">
      <style:text-properties officeooo:rsid="007b2a3c"/>
    </style:style>
    <style:style style:name="T47" style:family="text">
      <style:text-properties officeooo:rsid="0082c8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6">3</text:span><text:span text:style-name="T10">0</text:span><text:span text:style-name="T7">2</text:span><text:span text:style-name="T5"> - </text:span><text:span text:style-name="T6">Flight - </text:span><text:span text:style-name="T8">Radios, </text:span><text:span text:style-name="T9">Countermeasures, </text:span><text:span text:style-name="T7">Jettison, </text:span><text:span text:style-name="T11">Radio </text:span><text:span text:style-name="T7">Navigation</text:span></text:p>
      <text:p text:style-name="P4"/>
      <text:p text:style-name="P5">Radio <text:span text:style-name="T4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648983158112">
          <table:table-cell table:style-name="Table1.A1" office:value-type="string">
            <text:p text:style-name="P1">COM1</text:p>
          </table:table-cell>
          <table:table-cell table:style-name="Table1.A1" office:value-type="string">
            <text:p text:style-name="P9">ARC-186(V)</text:p>
          </table:table-cell>
          <table:table-cell table:style-name="Table1.A1" office:value-type="string">
            <text:p text:style-name="P9">VHF</text:p>
          </table:table-cell>
          <table:table-cell table:style-name="Table1.A1" office:value-type="string">
            <text:p text:style-name="P15">Rec: 108.000 to 115.975</text:p>
            <text:p text:style-name="P10"><text:span text:style-name="T45">T/R: </text:span>116.000 to 151.975 MHz</text:p>
          </table:table-cell>
          <table:table-cell table:style-name="Table1.A1" office:value-type="string">
            <text:p text:style-name="P12">AM</text:p>
          </table:table-cell>
          <table:table-cell table:style-name="Table1.F1" office:value-type="string">
            <text:p text:style-name="P9"><text:span text:style-name="T36">P</text:span><text:bookmark text:name="page387R_mcid841"/><text:span text:style-name="T36">r</text:span><text:bookmark text:name="page387R_mcid811"/><text:span text:style-name="T36">imary radio</text:span></text:p>
          </table:table-cell>
        </table:table-row>
        <table:table-row table:style-name="TableLine2648983171984">
          <table:table-cell table:style-name="Table1.A2" office:value-type="string">
            <text:p text:style-name="P1">COM2</text:p>
          </table:table-cell>
          <table:table-cell table:style-name="Table1.A2" office:value-type="string">
            <text:p text:style-name="P9">ARC-164(V) <text:span text:style-name="T38">(HAVE QUICK)</text:span></text:p>
          </table:table-cell>
          <table:table-cell table:style-name="Table1.A2" office:value-type="string">
            <text:p text:style-name="P11">UHF</text:p>
          </table:table-cell>
          <table:table-cell table:style-name="Table1.A2" office:value-type="string">
            <text:p text:style-name="P9"><text:span text:style-name="T45">T/R: </text:span><text:span text:style-name="T38">225.000 to 399.975 M</text:span>Hz</text:p>
          </table:table-cell>
          <table:table-cell table:style-name="Table1.A2" office:value-type="string">
            <text:p text:style-name="P16">AM</text:p>
          </table:table-cell>
          <table:table-cell table:style-name="Table1.F2" office:value-type="string">
            <text:p text:style-name="P17"/>
          </table:table-cell>
        </table:table-row>
        <table:table-row table:style-name="TableLine2648983167904">
          <table:table-cell table:style-name="Table1.A2" office:value-type="string">
            <text:p text:style-name="P1">COM3</text:p>
          </table:table-cell>
          <table:table-cell table:style-name="Table1.A2" office:value-type="string">
            <text:p text:style-name="P9">ARC-201D <text:span text:style-name="T38">(SINCGARS)</text:span></text:p>
          </table:table-cell>
          <table:table-cell table:style-name="Table1.A2" office:value-type="string">
            <text:p text:style-name="P9">LVHF</text:p>
          </table:table-cell>
          <table:table-cell table:style-name="Table1.A2" office:value-type="string">
            <text:p text:style-name="P20"><text:bookmark text:name="page387R_mcid931"/><text:span text:style-name="T15">T/R: </text:span><text:span text:style-name="T12">3</text:span><text:span text:style-name="T13">0</text:span><text:bookmark text:name="page387R_mcid941"/><text:span text:style-name="T13">.</text:span><text:span text:style-name="T14">000</text:span><text:span text:style-name="T13"> to</text:span><text:bookmark text:name="page387R_mcid951"/><text:span text:style-name="T13"> </text:span><text:span text:style-name="T12">87</text:span><text:span text:style-name="T13">.97</text:span><text:bookmark text:name="page387R_mcid921"/><text:span text:style-name="T13">5 MHz</text:span></text:p>
          </table:table-cell>
          <table:table-cell table:style-name="Table1.A2" office:value-type="string">
            <text:p text:style-name="P13">FM</text:p>
          </table:table-cell>
          <table:table-cell table:style-name="Table1.F2" office:value-type="string">
            <text:p text:style-name="P18">2x<text:span text:style-name="T46">, FM1 and FM2</text:span></text:p>
          </table:table-cell>
        </table:table-row>
        <table:table-row table:style-name="TableLine2648983168720">
          <table:table-cell table:style-name="Table1.A2" office:value-type="string">
            <text:p text:style-name="P2">COM4</text:p>
          </table:table-cell>
          <table:table-cell table:style-name="Table1.A2" office:value-type="string">
            <text:p text:style-name="P11">ARC-220</text:p>
          </table:table-cell>
          <table:table-cell table:style-name="Table1.A2" office:value-type="string">
            <text:p text:style-name="P11">HF</text:p>
          </table:table-cell>
          <table:table-cell table:style-name="Table1.A2" office:value-type="string">
            <text:p text:style-name="P22"><text:span text:style-name="T45">T/R: </text:span>2.000 to 29.999 MHz</text:p>
          </table:table-cell>
          <table:table-cell table:style-name="Table1.A2" office:value-type="string">
            <text:p text:style-name="P11">FM</text:p>
          </table:table-cell>
          <table:table-cell table:style-name="Table1.F2" office:value-type="string">
            <text:p text:style-name="P17"/>
          </table:table-cell>
        </table:table-row>
      </table:table>
      <text:p text:style-name="P24"><text:span text:style-name="T32">Preset frequencies using EUFD</text:span><text:span text:style-name="T33">:</text:span></text:p>
      <text:list xml:id="list2070051928" text:style-name="L1">
        <text:list-item>
          <text:p text:style-name="P27"><text:span text:style-name="T1">EUFD</text:span> cannot tune <text:span text:style-name="T1">IDM</text:span> or <text:span text:style-name="T1">SINCGARS</text:span> channels.</text:p>
        </text:list-item>
      </text:list>
      <text:list xml:id="list2186686698" text:style-name="L2">
        <text:list-item>
          <text:p text:style-name="P29">Press <text:span text:style-name="T1">P button</text:span> to show preset channel list.</text:p>
        </text:list-item>
        <text:list-item>
          <text:p text:style-name="P28">Use <text:span text:style-name="T1">RTS rocker</text:span> to select radio to set.</text:p>
        </text:list-item>
        <text:list-item>
          <text:p text:style-name="P29">Use <text:span text:style-name="T1">WCA rocker</text:span> to select preset channel from list.</text:p>
        </text:list-item>
        <text:list-item>
          <text:p text:style-name="P29">Press <text:span text:style-name="T39">↵</text:span><text:span text:style-name="T3"> (Enter)</text:span><text:span text:style-name="T41"> to tune selected radio to preset.</text:span></text:p>
        </text:list-item>
        <text:list-item>
          <text:p text:style-name="P40"><text:span text:style-name="T23">Press </text:span><text:span text:style-name="T2">🗘 </text:span><text:span text:style-name="T25">(Swap)</text:span><text:span text:style-name="T23"> to switch primary and secondary frequencies for selected radio.</text:span></text:p>
        </text:list-item>
      </text:list>
      <text:list xml:id="list3176585349" text:style-name="L3">
        <text:list-item>
          <text:p text:style-name="P41"><text:span text:style-name="T25">EUFD</text:span><text:span text:style-name="T23"> symbols:</text:span></text:p>
        </text:list-item>
      </text:list>
      <text:p text:style-name="P14"><text:span text:style-name="T44"><text:tab/></text:span><text:span text:style-name="T42">◀ ▪</text:span><text:span text:style-name="T43"><text:tab/></text:span><text:span text:style-name="T42">You have selected this radio for voice transmission.</text:span></text:p>
      <text:p text:style-name="P14"><text:span text:style-name="T43"><text:tab/></text:span><text:span text:style-name="T42">▪ ▶</text:span><text:span text:style-name="T43"><text:tab/></text:span><text:span text:style-name="T42">The other crewmember has selected this radio for voice transmission.</text:span></text:p>
      <text:p text:style-name="P14"><text:span text:style-name="T43"><text:tab/></text:span><text:span text:style-name="T42">◀</text:span><text:span text:style-name="T40"> </text:span><text:span text:style-name="T42">▶</text:span><text:span text:style-name="T43"><text:tab/></text:span><text:span text:style-name="T40">Both crewmembers have selected this radio for voice transmission.</text:span></text:p>
      <text:p text:style-name="P14"><text:span text:style-name="T43"><text:tab/></text:span><text:span text:style-name="T42">▪ ▪</text:span><text:span text:style-name="T43"><text:tab/></text:span><text:span text:style-name="T42">Neither crewmember has selected this radio for voice transmission.</text:span></text:p>
      <text:p text:style-name="P21"><text:span text:style-name="T17"><text:tab/></text:span><text:span text:style-name="T16">⛋</text:span><text:span text:style-name="T17"><text:tab/></text:span><text:bookmark text:name="page354R_mcid3"/><text:span text:style-name="T17">You have selected this radio for IDM transmission. </text:span></text:p>
      <text:p text:style-name="P21"><text:span text:style-name="T17"><text:tab/></text:span><text:span text:style-name="T16">◆</text:span><text:span text:style-name="T17"><text:tab/></text:span><text:bookmark text:name="page354R_mcid4"/><text:span text:style-name="T17">The other crewmember has selected this radio for IDM transmission. </text:span></text:p>
      <text:p text:style-name="P21"><text:span text:style-name="T19"><text:tab/>◼<text:tab/></text:span><text:bookmark text:name="page354R_mcid5"/><text:span text:style-name="T18">Both crewmembers have selected this radio for IDM transmission.</text:span></text:p>
      <text:p text:style-name="P23"><text:span text:style-name="T20"><text:tab/></text:span><text:span text:style-name="T21">*</text:span><text:span text:style-name="T20"><text:tab/>Squelch on.</text:span></text:p>
      <text:p text:style-name="P25"><text:span text:style-name="T26">Manual frequencies on COM page (COM OSB)</text:span><text:span text:style-name="T27">:</text:span></text:p>
      <text:list xml:id="list1135878980" text:style-name="L4">
        <text:list-item>
          <text:p text:style-name="P30">When radio is tuned to a manual frequency, IDM cannot be used on that radio.</text:p>
        </text:list-item>
      </text:list>
      <text:list xml:id="list1407631634" text:style-name="L5">
        <text:list-item>
          <text:p text:style-name="P42"><text:span text:style-name="T22">Press </text:span><text:span text:style-name="T24">COM OSB</text:span><text:span text:style-name="T22"> to go to </text:span><text:span text:style-name="T24">COM</text:span><text:span text:style-name="T22"> page.</text:span></text:p>
        </text:list-item>
        <text:list-item>
          <text:p text:style-name="P42"><text:span text:style-name="T22">Press </text:span><text:span text:style-name="T24">MAN OSB</text:span><text:span text:style-name="T22"> to go to </text:span><text:span text:style-name="T24">MAN</text:span><text:span text:style-name="T22"> sub-page.</text:span></text:p>
        </text:list-item>
        <text:list-item>
          <text:p text:style-name="P42"><text:span text:style-name="T22">Press </text:span><text:span text:style-name="T24">L1-L4 OSB</text:span><text:span text:style-name="T22"> to select </text:span><text:span text:style-name="T24">VHF</text:span><text:span text:style-name="T22">, </text:span><text:span text:style-name="T24">UHF</text:span><text:span text:style-name="T22">, </text:span><text:span text:style-name="T24">FM1</text:span><text:span text:style-name="T22">, or </text:span><text:span text:style-name="T24">FM2</text:span><text:span text:style-name="T22"> radios. <text:s/>Press </text:span><text:span text:style-name="T24">R1</text:span><text:span text:style-name="T22"> or </text:span><text:span text:style-name="T24">R3</text:span><text:span text:style-name="T22"> to select </text:span><text:span text:style-name="T24">HF Receive</text:span><text:span text:style-name="T22"> or </text:span><text:span text:style-name="T24">HF Transmit</text:span><text:span text:style-name="T22"> frequencies respectively.</text:span></text:p>
        </text:list-item>
        <text:list-item>
          <text:p text:style-name="P42"><text:span text:style-name="T22">Enter frequency on </text:span><text:span text:style-name="T24">KU</text:span><text:span text:style-name="T22"> (Keyboard Unit) and press </text:span><text:span text:style-name="T24">ENTER</text:span><text:span text:style-name="T22"> to set.</text:span></text:p>
        </text:list-item>
      </text:list>
      <text:p text:style-name="P6"/>
      <text:p text:style-name="P8">Countermeasures <text:span text:style-name="T37">setup</text:span></text:p>
      <text:list xml:id="list139124024" text:style-name="L6">
        <text:list-item>
          <text:p text:style-name="P31">On CMWS control panel (PLT front right canopy frame):</text:p>
          <text:list>
            <text:list-item>
              <text:p text:style-name="P31">Power knob ... ON</text:p>
            </text:list-item>
            <text:list-item>
              <text:p text:style-name="P31">AUDIO and LAMP knobs ... As desired</text:p>
            </text:list-item>
            <text:list-item>
              <text:p text:style-name="P31">ARM/SAFE switch ... ARM</text:p>
            </text:list-item>
            <text:list-item>
              <text:p text:style-name="P31">CMWS/NAV switch ... CMWS (sets audio to CMWS; NAV is ADF receiver audio)</text:p>
            </text:list-item>
          </text:list>
        </text:list-item>
      </text:list>
      <text:list xml:id="list1487293509" text:style-name="L7">
        <text:list-item>
          <text:list>
            <text:list-item>
              <text:list>
                <text:list-item>
                  <text:p text:style-name="P33">Because the CMWS is a post-production mod, it uses the ADF audio channel, hence the switch.</text:p>
                </text:list-item>
              </text:list>
            </text:list-item>
          </text:list>
        </text:list-item>
      </text:list>
      <text:list xml:id="list210209778801680" text:continue-list="list139124024" text:style-name="L6">
        <text:list-item>
          <text:list>
            <text:list-item>
              <text:p text:style-name="P32">BYPASS/AUTO switch ... BYPASS??</text:p>
            </text:list-item>
          </text:list>
        </text:list-item>
        <text:list-item>
          <text:p text:style-name="P39"><text:span text:style-name="T35">S</text:span><text:span text:style-name="T34">creen shows remaining Flares and Chaff, arrows show direction to threat, D=Dispensing, R=Ready.</text:span></text:p>
        </text:list-item>
      </text:list>
      <text:p text:style-name="P6"/>
      <text:p text:style-name="P7">Jettison</text:p>
      <text:list xml:id="list504977044" text:style-name="L8">
        <text:list-item>
          <text:p text:style-name="P34">Stores Jettison Panel is on left console (both crew stations).</text:p>
        </text:list-item>
        <text:list-item>
          <text:p text:style-name="P34">Press ARM buttons for stations you want to jettison, then press JETT button.</text:p>
        </text:list-item>
        <text:list-item>
          <text:p text:style-name="P34">Or, use the Emergency Jettison switch on the collective to jettison all external stores.</text:p>
        </text:list-item>
      </text:list>
      <text:p text:style-name="P3"/>
      <text:p text:style-name="P26"><text:span text:style-name="T28">N</text:span><text:span text:style-name="T29">avigate to a beacon (NDB) </text:span><text:span text:style-name="T30">with </text:span><text:span text:style-name="T31">ADF (AN/ARN-149)</text:span></text:p>
      <text:list xml:id="list3094531599" text:style-name="L9">
        <text:list-item>
          <text:p text:style-name="P35">Press TSD OSB to go to TSD page.</text:p>
        </text:list-item>
        <text:list-item>
          <text:p text:style-name="P35">Press INST OSB (L1) to go to INST sub-page.</text:p>
        </text:list-item>
        <text:list-item>
          <text:p text:style-name="P35">Press UTIL OSB (T6) to go to UTIL sub-page.</text:p>
        </text:list-item>
        <text:list-item>
          <text:p text:style-name="P35">Press ADF OSB (B6) to toggle ADF power on.</text:p>
        </text:list-item>
        <text:list-item>
          <text:p text:style-name="P35">Select ADF frequency:</text:p>
          <text:list>
            <text:list-item>
              <text:p text:style-name="P35">Preset: Press L2-L6 or R2-R6 OSBs.</text:p>
            </text:list-item>
            <text:list-item>
              <text:p text:style-name="P35">Edit a preset:</text:p>
              <text:list>
                <text:list-item>
                  <text:p text:style-name="P35">Select preset to edit.</text:p>
                </text:list-item>
                <text:list-item>
                  <text:p text:style-name="P35">Press ID&gt; OSB (B4), enter Morse identifier on KU and press ENTER.</text:p>
                </text:list-item>
                <text:list-item>
                  <text:p text:style-name="P35">Press FREQ&gt; OSB (B5), enter frequency on KU and press ENTER.</text:p>
                </text:list-item>
              </text:list>
            </text:list-item>
            <text:list-item>
              <text:p text:style-name="P35">Manual tuning:</text:p>
              <text:list>
                <text:list-item>
                  <text:p text:style-name="P35">Press INST OSB (L1)?? to return to INST sub-page.</text:p>
                </text:list-item>
                <text:list-item>
                  <text:p text:style-name="P36">Press FREQ&gt; OSB (<text:span text:style-name="T47">L3</text:span>), enter frequency on KU and press ENTER.</text:p>
                </text:list-item>
                <text:list-item>
                  <text:p text:style-name="P38">Press LAST FREQ OSB (L5) to toggle back and forth between current and previous frequency, useful when navigating to intersection??</text:p>
                </text:list-item>
              </text:list>
            </text:list-item>
          </text:list>
        </text:list-item>
        <text:list-item>
          <text:p text:style-name="P37">Set ADF audio if needed on CMWS control panel switch (PLT front right canopy frame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04T21:02:01.126000000</dc:date>
    <meta:editing-duration>PT18H20M56S</meta:editing-duration>
    <meta:editing-cycles>90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76" meta:word-count="558" meta:character-count="3039" meta:non-whitespace-character-count="2584"/>
  </office:meta>
</office:document-meta>
</file>